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a51ac" officeooo:paragraph-rsid="001a51ac"/>
    </style:style>
    <style:style style:name="P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1c7899"/>
    </style:style>
    <style:style style:name="P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1c84fb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1d028a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1e2f19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212857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22dc7c"/>
    </style:style>
    <style:style style:name="P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257e4c"/>
    </style:style>
    <style:style style:name="P1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293639"/>
    </style:style>
    <style:style style:name="P1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297cdd"/>
    </style:style>
    <style:style style:name="P1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1aa825"/>
    </style:style>
    <style:style style:name="P1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29e572"/>
    </style:style>
    <style:style style:name="P1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2bb8a3"/>
    </style:style>
    <style:style style:name="P1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2f3bb3"/>
    </style:style>
    <style:style style:name="P16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1c7899"/>
    </style:style>
    <style:style style:name="P17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1d028a"/>
    </style:style>
    <style:style style:name="P18" style:family="paragraph" style:parent-style-name="Heading_20_1">
      <style:paragraph-properties fo:margin-left="0cm" fo:margin-right="0cm" fo:text-align="justify" style:justify-single-word="false" fo:orphans="2" fo:widows="2" fo:text-indent="0cm" style:auto-text-indent="false" fo:padding="0cm" fo:border="none"/>
    </style:style>
    <style:style style:name="P1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fo:break-before="page" fo:padding="0cm" fo:border="none"/>
      <style:text-properties officeooo:paragraph-rsid="001aa825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ackground-color="transparent" fo:padding="0cm" fo:border="none"/>
      <style:text-properties officeooo:paragraph-rsid="00293639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officeooo:rsid="001a51ac" officeooo:paragraph-rsid="001a51ac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1a51ac" officeooo:paragraph-rsid="001a51ac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2pt" officeooo:rsid="001a51ac" officeooo:paragraph-rsid="001a51ac" style:font-size-asian="12pt" style:font-size-complex="12pt"/>
    </style:style>
    <style:style style:name="P24" style:family="paragraph" style:parent-style-name="Preformatted_20_Text" style:master-page-name="">
      <loext:graphic-properties draw:fill="none"/>
      <style:paragraph-properties fo:margin-left="1.3cm" fo:margin-right="0cm" fo:margin-top="0cm" fo:margin-bottom="0cm" loext:contextual-spacing="false" fo:text-align="justify" style:justify-single-word="false" fo:orphans="2" fo:widows="2" fo:text-indent="0cm" style:auto-text-indent="false" style:page-number="auto" fo:background-color="transparent" fo:padding="0cm" fo:border="none"/>
      <style:text-properties officeooo:paragraph-rsid="001c7899"/>
    </style:style>
    <style:style style:name="P25" style:family="paragraph" style:parent-style-name="Preformatted_20_Text" style:master-page-name="">
      <loext:graphic-properties draw:fill="none"/>
      <style:paragraph-properties fo:margin-left="1.3cm" fo:margin-right="0cm" fo:margin-top="0cm" fo:margin-bottom="0cm" loext:contextual-spacing="false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222222" style:font-name="Liberation Serif" fo:font-size="12pt" fo:letter-spacing="normal" fo:font-style="normal" fo:font-weight="normal" officeooo:paragraph-rsid="001c7899" style:font-size-asian="12pt" style:font-size-complex="12pt"/>
    </style:style>
    <style:style style:name="P26" style:family="paragraph" style:parent-style-name="Preformatted_20_Text" style:master-page-name="">
      <loext:graphic-properties draw:fill="none"/>
      <style:paragraph-properties fo:margin-left="1.3cm" fo:margin-right="0cm" fo:margin-top="0cm" fo:margin-bottom="0cm" loext:contextual-spacing="false" fo:text-indent="0cm" style:auto-text-indent="false" style:page-number="auto" fo:background-color="transparent"/>
      <style:text-properties fo:font-variant="normal" fo:text-transform="none" fo:color="#222222" style:font-name="Liberation Serif" fo:font-size="12pt" fo:letter-spacing="normal" fo:font-style="normal" fo:font-weight="normal" officeooo:rsid="001f8db4" officeooo:paragraph-rsid="001f8db4" style:font-size-asian="12pt" style:font-weight-asian="normal" style:font-size-complex="12pt" style:font-weight-complex="normal"/>
    </style:style>
    <style:style style:name="P27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20%" fo:text-align="justify" style:justify-single-word="false" fo:orphans="2" fo:widows="2" fo:text-indent="0cm" style:auto-text-indent="false" style:page-number="auto" fo:background-color="transparent" fo:padding="0cm" fo:border="none"/>
      <style:text-properties officeooo:paragraph-rsid="001f8db4"/>
    </style:style>
    <style:style style:name="P28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20%" fo:text-align="justify" style:justify-single-word="false" fo:orphans="2" fo:widows="2" fo:text-indent="0cm" style:auto-text-indent="false" style:page-number="auto" fo:background-color="transparent" fo:padding="0cm" fo:border="none"/>
      <style:text-properties officeooo:paragraph-rsid="001fa4b4"/>
    </style:style>
    <style:style style:name="P29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20%" fo:text-align="justify" style:justify-single-word="false" fo:orphans="2" fo:widows="2" fo:text-indent="0cm" style:auto-text-indent="false" style:page-number="auto" fo:background-color="transparent" fo:padding="0cm" fo:border="none"/>
      <style:text-properties officeooo:paragraph-rsid="001e2f19"/>
    </style:style>
    <style:style style:name="P30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20%" fo:text-align="justify" style:justify-single-word="false" fo:orphans="2" fo:widows="2" fo:text-indent="0cm" style:auto-text-indent="false" style:page-number="auto" fo:background-color="transparent" fo:padding="0cm" fo:border="none"/>
      <style:text-properties officeooo:paragraph-rsid="00212857"/>
    </style:style>
    <style:style style:name="P31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20%" fo:text-align="justify" style:justify-single-word="false" fo:orphans="2" fo:widows="2" fo:text-indent="0cm" style:auto-text-indent="false" style:page-number="auto" fo:background-color="transparent" fo:padding="0cm" fo:border="none"/>
      <style:text-properties style:font-name="Liberation Serif" fo:font-size="12pt" officeooo:paragraph-rsid="001e2f19" style:font-size-asian="12pt" style:font-size-complex="12pt"/>
    </style:style>
    <style:style style:name="P32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20%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3a3a3a" style:font-name="Liberation Serif" fo:font-size="12pt" fo:letter-spacing="normal" fo:font-style="normal" fo:font-weight="normal" officeooo:paragraph-rsid="001e2f19" style:font-size-asian="12pt" style:font-size-complex="12pt"/>
    </style:style>
    <style:style style:name="P33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Liberation Serif" fo:font-size="12pt" style:font-size-asian="12pt" style:font-size-complex="12pt"/>
    </style:style>
    <style:style style:name="P34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20%" fo:text-indent="0cm" style:auto-text-indent="false" style:page-number="auto" fo:background-color="transparent">
        <style:tab-stops>
          <style:tab-stop style:position="1.085cm"/>
        </style:tab-stops>
      </style:paragraph-properties>
      <style:text-properties fo:font-variant="normal" fo:text-transform="none" fo:color="#222222" style:font-name="Liberation Serif" fo:font-size="12pt" fo:letter-spacing="normal" fo:font-style="normal" fo:font-weight="normal" officeooo:rsid="001f8db4" officeooo:paragraph-rsid="001f8db4" style:font-size-asian="12pt" style:font-weight-asian="normal" style:font-size-complex="12pt" style:font-weight-complex="normal"/>
    </style:style>
    <style:style style:name="P35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20%" fo:text-align="justify" style:justify-single-word="false" fo:orphans="2" fo:widows="2" fo:text-indent="0cm" style:auto-text-indent="false" fo:background-color="transparent" fo:padding="0cm" fo:border="none"/>
      <style:text-properties officeooo:paragraph-rsid="001fa4b4"/>
    </style:style>
    <style:style style:name="P36" style:family="paragraph" style:parent-style-name="Text_20_body" style:master-page-name="">
      <loext:graphic-properties draw:fill="none"/>
      <style:paragraph-properties fo:margin-left="1.199cm" fo:margin-right="0cm" fo:margin-top="0cm" fo:margin-bottom="0.247cm" loext:contextual-spacing="false" fo:line-height="120%" fo:text-align="justify" style:justify-single-word="false" fo:orphans="2" fo:widows="2" fo:text-indent="0cm" style:auto-text-indent="false" style:page-number="auto" fo:background-color="transparent" fo:padding="0cm" fo:border="none"/>
      <style:text-properties officeooo:paragraph-rsid="001f8db4"/>
    </style:style>
    <style:style style:name="P37" style:family="paragraph" style:parent-style-name="Text_20_body">
      <loext:graphic-properties draw:fill="none"/>
      <style:paragraph-properties fo:margin-left="1.199cm" fo:margin-right="0cm" fo:margin-top="0cm" fo:margin-bottom="0.247cm" loext:contextual-spacing="false" fo:line-height="120%" fo:text-align="justify" style:justify-single-word="false" fo:orphans="2" fo:widows="2" fo:text-indent="0cm" style:auto-text-indent="false" fo:background-color="transparent" fo:padding="0cm" fo:border="none"/>
      <style:text-properties officeooo:paragraph-rsid="001f8db4"/>
    </style:style>
    <style:style style:name="P38" style:family="paragraph" style:parent-style-name="Text_20_body" style:master-page-name="">
      <loext:graphic-properties draw:fill="none"/>
      <style:paragraph-properties fo:margin-left="2cm" fo:margin-right="0cm" fo:margin-top="0cm" fo:margin-bottom="0.247cm" loext:contextual-spacing="false" fo:line-height="120%" fo:text-align="justify" style:justify-single-word="false" fo:orphans="2" fo:widows="2" fo:text-indent="0cm" style:auto-text-indent="false" style:page-number="auto" fo:background-color="transparent" fo:padding="0cm" fo:border="none"/>
      <style:text-properties officeooo:paragraph-rsid="00212857"/>
    </style:style>
    <style:style style:name="P39" style:family="paragraph" style:parent-style-name="Text_20_body">
      <loext:graphic-properties draw:fill="none"/>
      <style:paragraph-properties fo:margin-left="2cm" fo:margin-right="0cm" fo:margin-top="0cm" fo:margin-bottom="0.247cm" loext:contextual-spacing="false" fo:line-height="120%" fo:text-align="justify" style:justify-single-word="false" fo:orphans="2" fo:widows="2" fo:text-indent="0cm" style:auto-text-indent="false" fo:background-color="transparent" fo:padding="0cm" fo:border="none"/>
      <style:text-properties officeooo:paragraph-rsid="00212857"/>
    </style:style>
    <style:style style:name="T1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333333" style:font-name="Liberation Serif" fo:font-size="12pt" fo:letter-spacing="normal" fo:font-style="normal" fo:font-weight="normal" officeooo:rsid="001c7899" style:font-size-asian="12pt" style:font-size-complex="12pt"/>
    </style:style>
    <style:style style:name="T3" style:family="text">
      <style:text-properties fo:font-variant="normal" fo:text-transform="none" fo:color="#333333" style:font-name="Liberation Serif" fo:font-size="12pt" fo:letter-spacing="normal" fo:font-style="normal" fo:font-weight="normal" officeooo:rsid="001c84fb" style:font-size-asian="12pt" style:font-size-complex="12pt"/>
    </style:style>
    <style:style style:name="T4" style:family="text">
      <style:text-properties fo:font-variant="normal" fo:text-transform="none" fo:color="#333333" style:font-name="Liberation Serif" fo:font-size="12pt" fo:letter-spacing="normal" fo:font-style="normal" fo:font-weight="normal" officeooo:rsid="001d028a" style:font-size-asian="12pt" style:font-size-complex="12pt"/>
    </style:style>
    <style:style style:name="T5" style:family="text">
      <style:text-properties fo:font-variant="normal" fo:text-transform="none" fo:color="#333333" style:font-name="Liberation Serif" fo:font-size="12pt" fo:letter-spacing="normal" fo:font-style="normal" fo:font-weight="normal" officeooo:rsid="001e2f19" style:font-size-asian="12pt" style:font-size-complex="12pt"/>
    </style:style>
    <style:style style:name="T6" style:family="text">
      <style:text-properties fo:font-variant="normal" fo:text-transform="none" fo:color="#333333" style:font-name="Liberation Serif" fo:font-size="12pt" fo:letter-spacing="normal" fo:font-style="normal" fo:font-weight="normal" officeooo:rsid="001f8db4" style:font-size-asian="12pt" style:font-size-complex="12pt"/>
    </style:style>
    <style:style style:name="T7" style:family="text">
      <style:text-properties fo:font-variant="normal" fo:text-transform="none" fo:color="#333333" style:font-name="Liberation Serif" fo:font-size="12pt" fo:letter-spacing="normal" fo:font-style="normal" fo:font-weight="normal" officeooo:rsid="001fa4b4" style:font-size-asian="12pt" style:font-size-complex="12pt"/>
    </style:style>
    <style:style style:name="T8" style:family="text">
      <style:text-properties fo:font-variant="normal" fo:text-transform="none" fo:color="#333333" style:font-name="Liberation Serif" fo:font-size="12pt" fo:letter-spacing="normal" fo:font-style="normal" fo:font-weight="normal" officeooo:rsid="00202882" style:font-size-asian="12pt" style:font-size-complex="12pt"/>
    </style:style>
    <style:style style:name="T9" style:family="text">
      <style:text-properties fo:font-variant="normal" fo:text-transform="none" fo:color="#333333" style:font-name="Liberation Serif" fo:font-size="12pt" fo:letter-spacing="normal" fo:font-style="normal" fo:font-weight="normal" officeooo:rsid="0023cc6a" style:font-size-asian="12pt" style:font-size-complex="12pt"/>
    </style:style>
    <style:style style:name="T10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333333" style:font-name="Liberation Serif" fo:font-size="12pt" fo:letter-spacing="normal" fo:font-style="normal" fo:font-weight="normal" officeooo:rsid="0022dc7c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333333" style:font-name="Liberation Serif" fo:font-size="12pt" fo:letter-spacing="normal" fo:font-style="normal" fo:font-weight="normal" officeooo:rsid="0029e572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333333" style:font-name="Liberation Serif" fo:font-size="12pt" fo:letter-spacing="normal" fo:font-style="normal" fo:font-weight="normal" officeooo:rsid="002f3bb3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333333" style:font-name="Liberation Serif" fo:font-size="12pt" fo:letter-spacing="normal" fo:font-style="normal" fo:font-weight="normal" officeooo:rsid="0031a66e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333333" style:font-name="Liberation Serif" fo:font-size="12pt" fo:letter-spacing="normal" fo:font-style="normal" fo:font-weight="normal" officeooo:rsid="003302a9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333333" style:font-name="Liberation Serif" fo:font-size="12pt" fo:letter-spacing="normal" fo:font-style="normal" fo:font-weight="normal" officeooo:rsid="003382f1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333333" style:font-name="Liberation Serif" fo:font-size="12pt" fo:letter-spacing="normal" fo:font-style="normal" fo:font-weight="normal" officeooo:rsid="001c7899" fo:background-color="transparent" loext:char-shading-value="0" style:font-size-asian="12pt" style:font-size-complex="12pt" loext:padding="0cm" loext:border="none"/>
    </style:style>
    <style:style style:name="T18" style:family="text">
      <style:text-properties fo:font-variant="normal" fo:text-transform="none" fo:color="#333333" style:font-name="Liberation Serif" fo:font-size="12pt" fo:letter-spacing="normal" fo:font-style="normal" fo:font-weight="normal" officeooo:rsid="001f8db4" fo:background-color="transparent" loext:char-shading-value="0" style:font-size-asian="12pt" style:font-size-complex="12pt" loext:padding="0cm" loext:border="none"/>
    </style:style>
    <style:style style:name="T19" style:family="text">
      <style:text-properties fo:font-variant="normal" fo:text-transform="none" fo:color="#333333" style:font-name="Liberation Serif" fo:font-size="12pt" fo:letter-spacing="normal" fo:font-style="normal" fo:font-weight="normal" officeooo:rsid="001d028a" fo:background-color="transparent" loext:char-shading-value="0" style:font-size-asian="12pt" style:font-size-complex="12pt" loext:padding="0cm" loext:border="none"/>
    </style:style>
    <style:style style:name="T20" style:family="text">
      <style:text-properties fo:font-variant="normal" fo:text-transform="none" fo:color="#333333" style:font-name="Liberation Serif" fo:font-size="12pt" fo:letter-spacing="normal" fo:font-style="normal" fo:font-weight="normal" officeooo:rsid="001e2f19" fo:background-color="transparent" loext:char-shading-value="0" style:font-size-asian="12pt" style:font-size-complex="12pt" loext:padding="0cm" loext:border="none"/>
    </style:style>
    <style:style style:name="T21" style:family="text">
      <style:text-properties fo:font-variant="normal" fo:text-transform="none" fo:color="#333333" style:font-name="Liberation Serif" fo:font-size="12pt" fo:letter-spacing="normal" fo:font-style="normal" fo:font-weight="normal" officeooo:rsid="001fa4b4" fo:background-color="transparent" loext:char-shading-value="0" style:font-size-asian="12pt" style:font-size-complex="12pt" loext:padding="0cm" loext:border="none"/>
    </style:style>
    <style:style style:name="T22" style:family="text">
      <style:text-properties fo:font-variant="normal" fo:text-transform="none" fo:color="#333333" style:font-name="Liberation Serif" fo:font-size="12pt" fo:letter-spacing="normal" fo:font-style="normal" fo:font-weight="normal" officeooo:rsid="00276093" fo:background-color="transparent" loext:char-shading-value="0" style:font-size-asian="12pt" style:font-size-complex="12pt" loext:padding="0cm" loext:border="none"/>
    </style:style>
    <style:style style:name="T23" style:family="text">
      <style:text-properties fo:font-variant="normal" fo:text-transform="none" fo:color="#333333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24" style:family="text">
      <style:text-properties fo:font-variant="normal" fo:text-transform="none" fo:color="#333333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333333" style:font-name="Liberation Serif" fo:font-size="12pt" fo:letter-spacing="normal" fo:font-style="normal" fo:font-weight="bold" officeooo:rsid="0022dc7c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333333" style:font-name="Liberation Serif" fo:font-size="12pt" fo:letter-spacing="normal" fo:font-style="normal" fo:font-weight="bold" officeooo:rsid="001c7899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333333" style:font-name="Liberation Serif" fo:font-size="12pt" fo:letter-spacing="normal" fo:font-style="normal" fo:font-weight="bold" officeooo:rsid="001fa4b4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333333" style:font-name="Liberation Serif" fo:font-size="12pt" fo:letter-spacing="normal" fo:font-style="normal" fo:font-weight="bold" officeooo:rsid="001e2f19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333333" style:font-name="Liberation Serif" fo:font-size="12pt" fo:letter-spacing="normal" fo:font-style="normal" fo:font-weight="bold" officeooo:rsid="001c84fb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333333" style:font-name="Liberation Serif" fo:font-size="12pt" fo:letter-spacing="normal" fo:font-style="normal" fo:font-weight="bold" officeooo:rsid="002bb8a3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333333" style:font-name="Liberation Serif" fo:font-size="12pt" fo:letter-spacing="normal" fo:font-style="normal" fo:font-weight="bold" officeooo:rsid="001a51ac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333333" style:font-name="Liberation Serif" fo:font-size="12pt" fo:letter-spacing="normal" fo:font-style="normal" fo:font-weight="bold" officeooo:rsid="002f3bb3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333333" style:font-name="Liberation Serif" fo:font-size="12pt" fo:letter-spacing="normal" fo:font-style="normal" fo:font-weight="bold" officeooo:rsid="0031ee03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333333" style:font-name="Liberation Serif" fo:font-size="18pt" fo:letter-spacing="normal" fo:font-style="normal" fo:font-weight="bold" officeooo:rsid="001aa825" style:font-size-asian="18pt" style:font-weight-asian="bold" style:font-size-complex="18pt" style:font-weight-complex="bold"/>
    </style:style>
    <style:style style:name="T35" style:family="text">
      <style:text-properties fo:font-variant="normal" fo:text-transform="none" fo:color="#333333" style:font-name="Liberation Serif" fo:font-size="22pt" fo:letter-spacing="normal" fo:font-style="normal" fo:font-weight="bold" officeooo:rsid="001aa825" style:font-size-asian="22pt" style:font-weight-asian="bold" style:font-size-complex="22pt" style:font-weight-complex="bold"/>
    </style:style>
    <style:style style:name="T36" style:family="text">
      <style:text-properties fo:font-variant="normal" fo:text-transform="none" fo:color="#333333" style:font-name="Liberation Serif" fo:font-size="22pt" fo:letter-spacing="normal" fo:font-style="normal" fo:font-weight="bold" officeooo:rsid="002d552c" style:font-size-asian="22pt" style:font-weight-asian="bold" style:font-size-complex="22pt" style:font-weight-complex="bold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fo:font-weight="normal" officeooo:rsid="001c84fb" style:font-size-asian="12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fo:font-weight="normal" officeooo:rsid="00212857" style:font-size-asian="12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fo:font-weight="normal" officeooo:rsid="00212857" style:font-size-asian="12pt" style:font-size-complex="12pt" loext:padding="0cm" loext:border="none"/>
    </style:style>
    <style:style style:name="T40" style:family="text">
      <style:text-properties fo:font-variant="normal" fo:text-transform="none" fo:color="#000000" style:font-name="Liberation Serif" fo:font-size="12pt" fo:letter-spacing="normal" fo:font-style="normal" fo:font-weight="normal" officeooo:rsid="0022dc7c" style:font-size-asian="12pt" style:font-size-complex="12pt"/>
    </style:style>
    <style:style style:name="T41" style:family="text">
      <style:text-properties fo:font-variant="normal" fo:text-transform="none" fo:color="#000000" style:font-name="Liberation Serif" fo:font-size="12pt" fo:letter-spacing="normal" fo:font-style="normal" fo:font-weight="normal" officeooo:rsid="0023cc6a" style:font-size-asian="12pt" style:font-size-complex="12pt"/>
    </style:style>
    <style:style style:name="T42" style:family="text">
      <style:text-properties fo:font-variant="normal" fo:text-transform="none" fo:color="#000000" style:font-name="Liberation Serif" fo:font-size="12pt" fo:letter-spacing="normal" fo:font-style="normal" fo:font-weight="normal" officeooo:rsid="00257e4c" style:font-size-asian="12pt" style:font-size-complex="12pt"/>
    </style:style>
    <style:style style:name="T43" style:family="text">
      <style:text-properties fo:font-variant="normal" fo:text-transform="none" fo:color="#000000" style:font-name="Liberation Serif" fo:font-size="12pt" fo:letter-spacing="normal" fo:font-style="normal" fo:font-weight="normal" officeooo:rsid="00293639" style:font-size-asian="12pt" style:font-size-complex="12pt"/>
    </style:style>
    <style:style style:name="T44" style:family="text">
      <style:text-properties fo:font-variant="normal" fo:text-transform="none" fo:color="#000000" style:font-name="Liberation Serif" fo:font-size="12pt" fo:letter-spacing="normal" fo:font-style="normal" fo:font-weight="normal" officeooo:rsid="00297cdd" style:font-size-asian="12pt" style:font-size-complex="12pt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fo:font-weight="normal" officeooo:rsid="0025009d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fo:font-weight="normal" officeooo:rsid="0022dc7c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fo:font-weight="normal" officeooo:rsid="00297cdd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fo:font-weight="bold" officeooo:rsid="0025009d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fo:color="#000000" style:font-name="Liberation Serif" fo:font-size="12pt" fo:letter-spacing="normal" fo:font-style="normal" fo:font-weight="bold" officeooo:rsid="0022dc7c" style:font-size-asian="12pt" style:font-weight-asian="bold" style:font-size-complex="12pt" style:font-weight-complex="bold"/>
    </style:style>
    <style:style style:name="T50" style:family="text">
      <style:text-properties fo:font-variant="normal" fo:text-transform="none" fo:color="#000000" style:font-name="Liberation Serif" fo:font-size="12pt" fo:letter-spacing="normal" fo:font-style="normal" fo:font-weight="bold" officeooo:rsid="001c84fb" style:font-size-asian="12pt" style:font-weight-asian="bold" style:font-size-complex="12pt" style:font-weight-complex="bold"/>
    </style:style>
    <style:style style:name="T51" style:family="text">
      <style:text-properties fo:font-variant="normal" fo:text-transform="none" fo:color="#000000" style:font-name="Liberation Serif" fo:font-size="12pt" fo:letter-spacing="normal" fo:font-style="normal" fo:font-weight="bold" officeooo:rsid="00257e4c" style:font-size-asian="12pt" style:font-weight-asian="bold" style:font-size-complex="12pt" style:font-weight-complex="bold"/>
    </style:style>
    <style:style style:name="T52" style:family="text">
      <style:text-properties fo:font-variant="normal" fo:text-transform="none" fo:color="#000000" style:font-name="Liberation Serif" fo:font-size="12pt" fo:letter-spacing="normal" fo:font-style="normal" fo:font-weight="bold" officeooo:rsid="00212857" style:font-size-asian="12pt" style:font-weight-asian="bold" style:font-size-complex="12pt" style:font-weight-complex="bold"/>
    </style:style>
    <style:style style:name="T53" style:family="text">
      <style:text-properties fo:font-variant="normal" fo:text-transform="none" fo:color="#000000" style:font-name="Liberation Serif" fo:font-size="12pt" fo:letter-spacing="normal" fo:font-style="normal" fo:font-weight="bold" officeooo:rsid="0023cc6a" style:font-size-asian="12pt" style:font-weight-asian="bold" style:font-size-complex="12pt" style:font-weight-complex="bold"/>
    </style:style>
    <style:style style:name="T54" style:family="text">
      <style:text-properties fo:font-variant="normal" fo:text-transform="none" fo:color="#000000" style:font-name="Liberation Serif" fo:font-size="12pt" fo:letter-spacing="normal" fo:font-style="normal" fo:font-weight="bold" officeooo:rsid="00293639" style:font-size-asian="12pt" style:font-weight-asian="bold" style:font-size-complex="12pt" style:font-weight-complex="bold"/>
    </style:style>
    <style:style style:name="T55" style:family="text">
      <style:text-properties fo:font-variant="normal" fo:text-transform="none" fo:color="#000000" style:font-name="Liberation Serif" fo:font-size="12pt" fo:letter-spacing="normal" fo:font-style="normal" fo:font-weight="bold" officeooo:rsid="00297cdd" style:font-size-asian="12pt" style:font-weight-asian="bold" style:font-size-complex="12pt" style:font-weight-complex="bold"/>
    </style:style>
    <style:style style:name="T56" style:family="text">
      <style:text-properties fo:font-variant="normal" fo:text-transform="none" fo:color="#000000" style:font-name="Liberation Serif" fo:font-size="12pt" fo:letter-spacing="normal" fo:font-style="normal" fo:font-weight="bold" officeooo:rsid="002d552c" style:font-size-asian="12pt" style:font-weight-asian="bold" style:font-size-complex="12pt" style:font-weight-complex="bold"/>
    </style:style>
    <style:style style:name="T57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293639" style:font-size-asian="12pt" style:font-weight-asian="bold" style:font-size-complex="12pt" style:font-weight-complex="bold"/>
    </style:style>
    <style:style style:name="T58" style:family="text">
      <style:text-properties fo:font-variant="normal" fo:text-transform="none" fo:color="#3a3a3a" style:font-name="Liberation Serif" fo:font-size="12pt" fo:letter-spacing="normal" fo:font-style="normal" fo:font-weight="normal" style:font-size-asian="12pt" style:font-size-complex="12pt"/>
    </style:style>
    <style:style style:name="T59" style:family="text">
      <style:text-properties fo:font-variant="normal" fo:text-transform="none" fo:color="#3a3a3a" style:font-name="Liberation Serif" fo:font-size="12pt" fo:letter-spacing="normal" fo:font-style="normal" fo:font-weight="normal" officeooo:rsid="001c7899" style:font-size-asian="12pt" style:font-size-complex="12pt"/>
    </style:style>
    <style:style style:name="T60" style:family="text">
      <style:text-properties fo:font-variant="normal" fo:text-transform="none" fo:color="#3a3a3a" style:font-name="Liberation Serif" fo:font-size="12pt" fo:letter-spacing="normal" fo:font-style="normal" fo:font-weight="normal" officeooo:rsid="001c84fb" style:font-size-asian="12pt" style:font-size-complex="12pt"/>
    </style:style>
    <style:style style:name="T61" style:family="text">
      <style:text-properties fo:font-variant="normal" fo:text-transform="none" fo:color="#3a3a3a" style:font-name="Liberation Serif" fo:font-size="12pt" fo:letter-spacing="normal" fo:font-style="normal" fo:font-weight="normal" officeooo:rsid="001d028a" style:font-size-asian="12pt" style:font-size-complex="12pt"/>
    </style:style>
    <style:style style:name="T62" style:family="text">
      <style:text-properties fo:font-variant="normal" fo:text-transform="none" fo:color="#3a3a3a" style:font-name="Liberation Serif" fo:font-size="12pt" fo:letter-spacing="normal" fo:font-style="normal" fo:font-weight="normal" officeooo:rsid="0025009d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3a3a3a" style:font-name="Liberation Serif" fo:font-size="12pt" fo:letter-spacing="normal" fo:font-style="normal" fo:font-weight="normal" officeooo:rsid="0022dc7c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fo:color="#3a3a3a" style:font-name="Liberation Serif" fo:font-size="12pt" fo:letter-spacing="normal" fo:font-style="normal" fo:font-weight="normal" officeooo:rsid="001c7899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fo:color="#3a3a3a" style:font-name="Liberation Serif" fo:font-size="12pt" fo:letter-spacing="normal" fo:font-style="normal" fo:font-weight="normal" officeooo:rsid="00297cdd" style:font-size-asian="12pt" style:font-weight-asian="normal" style:font-size-complex="12pt" style:font-weight-complex="normal"/>
    </style:style>
    <style:style style:name="T66" style:family="text">
      <style:text-properties fo:font-variant="normal" fo:text-transform="none" fo:color="#3a3a3a" style:font-name="Liberation Serif" fo:font-size="12pt" fo:letter-spacing="normal" fo:font-style="normal" fo:font-weight="normal" officeooo:rsid="0029e572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fo:color="#3a3a3a" style:font-name="Liberation Serif" fo:font-size="12pt" fo:letter-spacing="normal" fo:font-style="normal" fo:font-weight="normal" officeooo:rsid="001d028a" fo:background-color="transparent" loext:char-shading-value="0" style:font-size-asian="12pt" style:font-size-complex="12pt" loext:padding="0cm" loext:border="none"/>
    </style:style>
    <style:style style:name="T68" style:family="text">
      <style:text-properties fo:font-variant="normal" fo:text-transform="none" fo:color="#3a3a3a" style:font-name="Liberation Serif" fo:font-size="12pt" fo:letter-spacing="normal" fo:font-style="normal" fo:font-weight="normal" officeooo:rsid="001e2f19" fo:background-color="transparent" loext:char-shading-value="0" style:font-size-asian="12pt" style:font-size-complex="12pt" loext:padding="0cm" loext:border="none"/>
    </style:style>
    <style:style style:name="T69" style:family="text">
      <style:text-properties fo:font-variant="normal" fo:text-transform="none" fo:color="#3a3a3a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70" style:family="text">
      <style:text-properties fo:font-variant="normal" fo:text-transform="none" fo:color="#3a3a3a" style:font-name="Liberation Serif" fo:font-size="12pt" fo:letter-spacing="normal" fo:font-style="normal" fo:font-weight="bold" officeooo:rsid="0029e572" style:font-size-asian="12pt" style:font-weight-asian="bold" style:font-size-complex="12pt" style:font-weight-complex="bold"/>
    </style:style>
    <style:style style:name="T71" style:family="text">
      <style:text-properties fo:font-variant="normal" fo:text-transform="none" fo:color="#3a3a3a" fo:letter-spacing="normal" fo:font-style="normal" fo:font-weight="normal"/>
    </style:style>
    <style:style style:name="T72" style:family="text">
      <style:text-properties fo:font-variant="normal" fo:text-transform="none" fo:color="#3a3a3a" fo:letter-spacing="normal" fo:font-style="normal" fo:font-weight="normal" officeooo:rsid="00202882"/>
    </style:style>
    <style:style style:name="T73" style:family="text">
      <style:text-properties fo:font-variant="normal" fo:text-transform="none" fo:color="#e94849" fo:letter-spacing="normal" fo:font-style="normal" fo:font-weight="normal"/>
    </style:style>
    <style:style style:name="T74" style:family="text">
      <style:text-properties fo:font-variant="normal" fo:text-transform="none" fo:color="#e94849" style:font-name="Liberation Serif" fo:font-size="12pt" fo:letter-spacing="normal" fo:font-style="normal" fo:font-weight="normal" officeooo:rsid="001c7899" style:font-size-asian="12pt" style:font-size-complex="12pt"/>
    </style:style>
    <style:style style:name="T75" style:family="text">
      <style:text-properties fo:font-variant="normal" fo:text-transform="none" fo:color="#e94849" style:font-name="Liberation Serif" fo:font-size="12pt" fo:letter-spacing="normal" fo:font-style="normal" fo:font-weight="normal" officeooo:rsid="0025009d" style:font-size-asian="12pt" style:font-weight-asian="normal" style:font-size-complex="12pt" style:font-weight-complex="normal"/>
    </style:style>
    <style:style style:name="T76" style:family="text">
      <style:text-properties fo:font-variant="normal" fo:text-transform="none" fo:color="#e94849" style:font-name="Liberation Serif" fo:font-size="12pt" fo:letter-spacing="normal" fo:font-style="normal" fo:font-weight="normal" officeooo:rsid="0022dc7c" style:font-size-asian="12pt" style:font-weight-asian="normal" style:font-size-complex="12pt" style:font-weight-complex="normal"/>
    </style:style>
    <style:style style:name="T77" style:family="text">
      <style:text-properties fo:font-variant="normal" fo:text-transform="none" fo:color="#222222" fo:letter-spacing="normal" fo:font-style="normal" fo:font-weight="normal" style:font-weight-asian="normal" style:font-weight-complex="normal"/>
    </style:style>
    <style:style style:name="T78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MEMO RESEAU SYSTEME</text:p>
      <text:p text:style-name="P21"/>
      <text:p text:style-name="P21"/>
      <text:p text:style-name="P1"><text:span text:style-name="T24">Un </text:span><text:span text:style-name="Strong_20_Emphasis"><text:span text:style-name="T24">serveur web</text:span></text:span><text:span text:style-name="T1"> est un ordinateur connecté à </text:span><text:a xlink:type="simple" xlink:href="http://www.mosaique-info.fr/glossaire-web-referencement-infographie-multimedia-informatique/i-glossaire-informatique-et-multimedia/405-internet-definition.html" office:target-frame-name="_blank" xlink:show="new" text:style-name="Internet_20_link" text:visited-style-name="Visited_20_Internet_20_Link"><text:span text:style-name="T23">Internet</text:span></text:a><text:span text:style-name="T1"> et sur lequel sont hébergés des sites web, composés de </text:span><text:span text:style-name="Strong_20_Emphasis"><text:span text:style-name="T1">pages </text:span></text:span><text:a xlink:type="simple" xlink:href="http://www.mosaique-info.fr/glossaire-web-referencement-infographie-multimedia-informatique/h-glossaire-informatique-et-multimedia/265-html-hypertexte-markup-language-definition.html" office:target-frame-name="_blank" xlink:show="new" text:style-name="Internet_20_link" text:visited-style-name="Visited_20_Internet_20_Link"><text:span text:style-name="Strong_20_Emphasis"><text:span text:style-name="T23">HTML</text:span></text:span></text:a><text:span text:style-name="T1"> (le serveur web, également appelé </text:span><text:span text:style-name="Emphasis"><text:span text:style-name="T1">serveur HTTP</text:span></text:span><text:span text:style-name="T1">,  peut également être composé d'un groupe d'ordinateurs). Le logiciel fédérateur, sur un serveur web, est le serveur </text:span><text:a xlink:type="simple" xlink:href="http://www.mosaique-info.fr/glossaire-web-referencement-infographie-multimedia-informatique/h-glossaire-informatique-et-multimedia/386-http-hypertext-transfer-protocol-definition.html" office:target-frame-name="_blank" xlink:show="new" text:style-name="Internet_20_link" text:visited-style-name="Visited_20_Internet_20_Link"><text:span text:style-name="T23">HTTP</text:span></text:a><text:span text:style-name="T1"> (</text:span><text:a xlink:type="simple" xlink:href="http://www.mosaique-info.fr/glossaire-web-referencement-infographie-multimedia-informatique/a-glossaire-informatique-et-multimedia/182-apache.html" office:target-frame-name="_blank" xlink:show="new" text:style-name="Internet_20_link" text:visited-style-name="Visited_20_Internet_20_Link"><text:span text:style-name="Emphasis"><text:span text:style-name="T23">Apache</text:span></text:span></text:a><text:span text:style-name="T1">, le plus fréquemment), auquel viennent s'adjoindre un interpréteur de langage dynamique (</text:span><text:span text:style-name="Emphasis"><text:span text:style-name="T1">PHP </text:span></text:span><text:span text:style-name="T1">dans la plupart des cas), un gestionnaire de base de données (tel que </text:span><text:span text:style-name="Emphasis"><text:span text:style-name="T1">MySQL</text:span></text:span><text:span text:style-name="T1">) et d'autres programmes, comme un serveur </text:span><text:span text:style-name="Emphasis"><text:span text:style-name="T1">SMTP</text:span></text:span><text:span text:style-name="T1">.</text:span></text:p>
      <text:p text:style-name="P2"><text:span text:style-name="T1">La fonction d'un serveur web est de répondre aux requêtes des </text:span><text:a xlink:type="simple" xlink:href="http://www.mosaique-info.fr/glossaire-web-referencement-infographie-multimedia-informatique/n-glossaire-informatique-et-multimedia/449-navigateur-definition.html" office:target-frame-name="_blank" xlink:show="new" text:style-name="Internet_20_link" text:visited-style-name="Visited_20_Internet_20_Link"><text:span text:style-name="Strong_20_Emphasis"><text:span text:style-name="T23">navigateurs Internet</text:span></text:span></text:a><text:span text:style-name="T1"> (</text:span><text:a xlink:type="simple" xlink:href="http://www.mosaique-info.fr/glossaire-web-referencement-infographie-multimedia-informatique/i-glossaire-informatique-et-multimedia/406-internet-explorer-definition.html" office:target-frame-name="_blank" xlink:show="new" text:style-name="Internet_20_link" text:visited-style-name="Visited_20_Internet_20_Link"><text:span text:style-name="Emphasis"><text:span text:style-name="T23">Internet Explorer</text:span></text:span></text:a><text:span text:style-name="T1">, </text:span><text:a xlink:type="simple" xlink:href="http://www.mosaique-info.fr/glossaire-web-referencement-infographie-multimedia-informatique/f-glossaire-informatique-et-multimedia/297-firefox-definition.html" office:target-frame-name="_blank" xlink:show="new" text:style-name="Internet_20_link" text:visited-style-name="Visited_20_Internet_20_Link"><text:span text:style-name="Emphasis"><text:span text:style-name="T23">Firefox</text:span></text:span></text:a><text:span text:style-name="T1">, </text:span><text:span text:style-name="Emphasis"><text:span text:style-name="T1">Chrome</text:span></text:span><text:span text:style-name="T1">, </text:span><text:span text:style-name="Emphasis"><text:span text:style-name="T1">Opéra</text:span></text:span><text:span text:style-name="T1">, </text:span><text:span text:style-name="Emphasis"><text:span text:style-name="T1">Safari</text:span></text:span><text:span text:style-name="T1">, ...).</text:span></text:p>
      <text:p text:style-name="P2"><text:span text:style-name="T1">Les URL des pages HTML (c'est à dire les adresses saisies dans la barre d'adresse du navigateur) commencent par </text:span><text:span text:style-name="Emphasis"><text:span text:style-name="T1">http:·</text:span></text:span></text:p>
      <text:h text:style-name="P18" text:outline-level="1"><text:span text:style-name="Emphasis"><text:span text:style-name="T24">SCP </text:span></text:span><text:span text:style-name="Emphasis"><text:span text:style-name="T25">et SFTP</text:span></text:span><text:span text:style-name="Emphasis"><text:span text:style-name="T1"> : </text:span></text:span><text:span text:style-name="Emphasis"><text:span text:style-name="T10">Transfert de fichier via SSH </text:span></text:span><text:span text:style-name="Emphasis"><text:span text:style-name="T11">(</text:span></text:span><text:a xlink:type="simple" xlink:href="https://www.it-connect.fr/chapitres/transfert-de-fichier-via-ssh/" text:style-name="Internet_20_link" text:visited-style-name="Visited_20_Internet_20_Link"><text:span text:style-name="Emphasis"><text:span text:style-name="T78">https://www.it-connect.fr/chapitres/transfert-de-fichier-via-ssh/</text:span></text:span></text:a><text:span text:style-name="Emphasis"><text:span text:style-name="T11">). </text:span></text:span><text:span text:style-name="Emphasis"><text:span text:style-name="T12">On peut utiliser Filezilla </text:span></text:span><text:span text:style-name="Emphasis"><text:span text:style-name="T14">comme client FTP</text:span></text:span><text:span text:style-name="Emphasis"><text:span text:style-name="T12">.</text:span></text:span></text:h>
      <text:p text:style-name="P2"><text:span text:style-name="Emphasis"><text:span text:style-name="T1"/></text:span></text:p>
      <text:p text:style-name="P12"><text:span text:style-name="Emphasis"><text:span text:style-name="T34"/></text:span></text:p>
      <text:p text:style-name="P19"><text:span text:style-name="Emphasis"><text:span text:style-name="T35">Configuration d’un serveur </text:span></text:span><text:span text:style-name="Emphasis"><text:span text:style-name="T36">web</text:span></text:span><text:span text:style-name="Emphasis"><text:span text:style-name="T35"> pour Laravel :</text:span></text:span></text:p>
      <text:p text:style-name="P15"><text:span text:style-name="Emphasis"><text:span text:style-name="T32"/></text:span></text:p>
      <text:p text:style-name="P15"><text:span text:style-name="Emphasis"><text:span text:style-name="T32">C</text:span></text:span><text:span text:style-name="Emphasis"><text:span text:style-name="T33">onfigurer son</text:span></text:span><text:span text:style-name="Emphasis"><text:span text:style-name="T32"> hébergeur (scaleway) </text:span></text:span><text:span text:style-name="Emphasis"><text:span text:style-name="T33">pour son</text:span></text:span><text:span text:style-name="Emphasis"><text:span text:style-name="T32"> serveur :</text:span></text:span></text:p>
      <text:p text:style-name="P15"><text:span text:style-name="Emphasis"><text:span text:style-name="T13"><text:tab/></text:span></text:span><text:span text:style-name="Emphasis"><text:span text:style-name="T15">Créer une clé SSH : ssh keygen -t rsa</text:span></text:span></text:p>
      <text:p text:style-name="P15"><text:span text:style-name="Emphasis"><text:span text:style-name="T15"><text:tab/>Copier et coller les 2 fichiers de la clé </text:span></text:span><text:span text:style-name="Emphasis"><text:span text:style-name="T16">sur le site de l’hébergeur</text:span></text:span></text:p>
      <text:p text:style-name="P15"><text:span text:style-name="Emphasis"><text:span text:style-name="T16"><text:tab/>Cliquer sur « use the ssh key » pour lancer le serveur</text:span></text:span></text:p>
      <text:p text:style-name="P15"><text:span text:style-name="Emphasis"><text:span text:style-name="T16"><text:tab/>Se connecter au serveur en SSH : ssh root@IP_serveur<text:tab/></text:span></text:span></text:p>
      <text:p text:style-name="P3"><text:span text:style-name="Emphasis"><text:span text:style-name="T26">Installer </text:span></text:span><text:span text:style-name="Emphasis"><text:span text:style-name="T30">le serveur HTTP</text:span></text:span><text:span text:style-name="Emphasis"><text:span text:style-name="T26"> Nginx :</text:span></text:span></text:p>
      <text:p text:style-name="P4"><text:span text:style-name="Emphasis"><text:span text:style-name="T2"><text:tab/></text:span></text:span><text:span text:style-name="Emphasis"><text:span text:style-name="T59">sudo apt-get update </text:span></text:span></text:p>
      <text:p text:style-name="P4"><text:span text:style-name="Emphasis"><text:span text:style-name="T59"><text:tab/></text:span></text:span><text:span text:style-name="T58">sudo apt-get install nginx</text:span></text:p>
      <text:p text:style-name="P3"><text:span text:style-name="Emphasis"><text:span text:style-name="T26">Installer </text:span></text:span><text:span text:style-name="Emphasis"><text:span text:style-name="T30">le gestionnaire de BDD</text:span></text:span><text:span text:style-name="Emphasis"><text:span text:style-name="T26"> MySQL :</text:span></text:span></text:p>
      <text:p text:style-name="P3"><text:span text:style-name="Emphasis"><text:span text:style-name="T2"><text:tab/></text:span></text:span><text:span text:style-name="Emphasis"><text:span text:style-name="T59">sudo apt-get install mysql-server</text:span></text:span><text:span text:style-name="Emphasis"><text:span text:style-name="T2"> </text:span></text:span><text:span text:style-name="Emphasis"><text:span text:style-name="T3">(et definir un password)</text:span></text:span></text:p>
      <text:p text:style-name="P3"><text:span text:style-name="Emphasis"><text:span text:style-name="T3"><text:tab/></text:span></text:span><text:span text:style-name="Emphasis"><text:span text:style-name="T60">mysql_secure_installation</text:span></text:span><text:span text:style-name="Emphasis"><text:span text:style-name="T3"> </text:span></text:span></text:p>
      <text:p text:style-name="P10"><text:span text:style-name="Emphasis"><text:span text:style-name="T54">Créer u</text:span></text:span><text:span text:style-name="Emphasis"><text:span text:style-name="T53">n nouvel utilisateur dans mysql et lui donner tous les </text:span></text:span><text:span text:style-name="Emphasis"><text:span text:style-name="T48">privilèges</text:span></text:span><text:span text:style-name="Emphasis"><text:span text:style-name="T53"> :</text:span></text:span></text:p>
      <text:p text:style-name="P10"><text:span text:style-name="Emphasis"><text:span text:style-name="T41"><text:tab/></text:span></text:span><text:span text:style-name="Emphasis"><text:span text:style-name="T45">sudo mysql -uroot -proot</text:span></text:span></text:p>
      <text:p text:style-name="P10"><text:span text:style-name="Emphasis"><text:span text:style-name="T45"><text:tab/></text:span></text:span><text:span text:style-name="Emphasis"><text:span text:style-name="T62">CREATE USER '</text:span></text:span><text:span text:style-name="Emphasis"><text:span text:style-name="T75">newuser</text:span></text:span><text:span text:style-name="Emphasis"><text:span text:style-name="T62">'@'localhost' IDENTIFIED BY '</text:span></text:span><text:span text:style-name="Emphasis"><text:span text:style-name="T75">password</text:span></text:span><text:span text:style-name="Emphasis"><text:span text:style-name="T62">';</text:span></text:span><text:span text:style-name="Emphasis"><text:span text:style-name="T45"> </text:span></text:span></text:p>
      <text:p text:style-name="P10"><text:span text:style-name="Emphasis"><text:span text:style-name="T46"><text:tab/></text:span></text:span><text:span text:style-name="Emphasis"><text:span text:style-name="T63">GRANT ALL PRIVILEGES ON * . * TO '</text:span></text:span><text:span text:style-name="Emphasis"><text:span text:style-name="T76">newuser</text:span></text:span><text:span text:style-name="Emphasis"><text:span text:style-name="T63">'@'localhost';</text:span></text:span></text:p>
      <text:p text:style-name="P10"><text:span text:style-name="Emphasis"><text:span text:style-name="T46"><text:tab/></text:span></text:span><text:span text:style-name="Emphasis"><text:span text:style-name="T63">FLUSH PRIVILEGES;</text:span></text:span></text:p>
      <text:p text:style-name="P10"><text:span text:style-name="Emphasis"><text:span text:style-name="T46"><text:tab/></text:span></text:span><text:span text:style-name="Emphasis"><text:span text:style-name="T45">exit</text:span></text:span></text:p>
      <text:p text:style-name="P14"><text:span text:style-name="Emphasis"><text:span text:style-name="T26">Installer </text:span></text:span><text:span text:style-name="Emphasis"><text:span text:style-name="T31">un interpréteur de langage dynamique</text:span></text:span><text:span text:style-name="Emphasis"><text:span text:style-name="T26"> </text:span></text:span><text:span text:style-name="Emphasis"><text:span text:style-name="T30">(</text:span></text:span><text:span text:style-name="Emphasis"><text:span text:style-name="T26">PHP 7,2</text:span></text:span><text:span text:style-name="Emphasis"><text:span text:style-name="T30">)</text:span></text:span><text:span text:style-name="Emphasis"><text:span text:style-name="T26"> dans Nginx :</text:span></text:span></text:p>
      <text:p text:style-name="P16"><text:span text:style-name="Emphasis"><text:span text:style-name="T4"><text:tab/>sudo </text:span></text:span><text:span text:style-name="Emphasis"><text:span text:style-name="T2">apt-get install python-software-properties</text:span></text:span></text:p>
      <text:p text:style-name="P16"><text:span text:style-name="Emphasis"><text:span text:style-name="T4"><text:tab/>sudo </text:span></text:span><text:span text:style-name="Emphasis"><text:span text:style-name="T2">apt-get install software-propertie</text:span></text:span><text:span text:style-name="Emphasis"><text:span text:style-name="T4">s-common</text:span></text:span></text:p>
      <text:p text:style-name="P17"><text:span text:style-name="Emphasis"><text:span text:style-name="T4"><text:tab/>sudo add-apt-repository ppa:ondrej/php</text:span></text:span></text:p>
      <text:p text:style-name="P17"><text:span text:style-name="Emphasis"><text:span text:style-name="T4"><text:tab/>sudo apt-get update</text:span></text:span></text:p>
      <text:p text:style-name="P17"><text:span text:style-name="Emphasis"><text:span text:style-name="T61"><text:tab/>sudo apt-get install php-fpm php-mysql</text:span></text:span><text:span text:style-name="Emphasis"><text:span text:style-name="T4"> </text:span></text:span></text:p>
      <text:p text:style-name="P16"><text:span text:style-name="Emphasis"><text:span text:style-name="T2"/></text:span></text:p>
      <text:p text:style-name="P3"><text:span text:style-name="Emphasis"><text:span text:style-name="T26">Configurer Ngin</text:span></text:span><text:span text:style-name="Emphasis"><text:span text:style-name="T27">x</text:span></text:span><text:span text:style-name="Emphasis"><text:span text:style-name="T26"> pour utiliser PHP :</text:span></text:span></text:p>
      <text:p text:style-name="P5"><text:span text:style-name="Emphasis"><text:span text:style-name="T59"><text:tab/>sudo nano /etc/php/7.</text:span></text:span><text:span text:style-name="Emphasis"><text:span text:style-name="T61">2</text:span></text:span><text:span text:style-name="Emphasis"><text:span text:style-name="T59">/fpm/php.ini </text:span></text:span><text:span text:style-name="Emphasis"><text:span text:style-name="T4">(et changer : </text:span></text:span><text:span text:style-name="Source_20_Text"><text:span text:style-name="T67">cgi.fix_pathinfo=0</text:span></text:span><text:span text:style-name="Emphasis"><text:span text:style-name="T19">)</text:span></text:span></text:p>
      <text:p text:style-name="P36"><text:span text:style-name="Emphasis"><text:span text:style-name="T59">sudo systemctl restart php7.</text:span></text:span><text:span text:style-name="Emphasis"><text:span text:style-name="T61">2</text:span></text:span><text:span text:style-name="Emphasis"><text:span text:style-name="T59">-fpm</text:span></text:span></text:p>
      <text:p text:style-name="P37"><text:span text:style-name="Emphasis"><text:span text:style-name="T59">sudo nano /etc/nginx/sites-available/default </text:span></text:span><text:span text:style-name="Emphasis"><text:span text:style-name="T61">(et changer comme sur : </text:span></text:span><text:a xlink:type="simple" xlink:href="https://www.digitalocean.com/community/tutorials/how-to-install-linux-nginx-mysql-php-lemp-stack-in-ubuntu-16-04" text:style-name="Internet_20_link" text:visited-style-name="Visited_20_Internet_20_Link"><text:span text:style-name="Emphasis">https://www.digitalocean.com/community/tutorials/how-to-install-linux-nginx-mysql-php-lemp-stack-in-ubuntu-16-04</text:span></text:a><text:span text:style-name="Emphasis"><text:span text:style-name="T61"> )</text:span></text:span></text:p>
      <text:p text:style-name="P6"><text:span text:style-name="Emphasis"><text:span text:style-name="T2"><text:tab/></text:span></text:span><text:span text:style-name="Emphasis"><text:span text:style-name="T59">sudo nginx -t</text:span></text:span></text:p>
      <text:p text:style-name="P6"><text:soft-page-break/><text:span text:style-name="Emphasis"><text:span text:style-name="T59"><text:tab/>sudo systemctl reload nginx</text:span></text:span><text:span text:style-name="Emphasis"><text:span text:style-name="T2"> </text:span></text:span></text:p>
      <text:p text:style-name="P3"><text:span text:style-name="Emphasis"><text:span text:style-name="T26">Tester la config avec un fichier PHP :</text:span></text:span></text:p>
      <text:p text:style-name="P3"><text:span text:style-name="Emphasis"><text:span text:style-name="T59"><text:tab/>sudo nano /var/www/html/info.php</text:span></text:span><text:span text:style-name="Emphasis"><text:span text:style-name="T2"> </text:span></text:span><text:span text:style-name="Emphasis"><text:span text:style-name="T5">( et un écrire : </text:span></text:span><text:span text:style-name="Emphasis"><text:span text:style-name="Source_20_Text"><text:span text:style-name="T68">&lt;?php <text:s/></text:span></text:span></text:span><text:span text:style-name="Source_20_Text"><text:span text:style-name="T69">phpinfo();</text:span></text:span><text:span text:style-name="Source_20_Text"><text:span text:style-name="T68">)</text:span></text:span></text:p>
      <text:p text:style-name="P6"><text:span text:style-name="Source_20_Text"><text:span text:style-name="T68"><text:tab/>Puis tester l’adresse : IP/info.php</text:span></text:span></text:p>
      <text:p text:style-name="P5"><text:span text:style-name="Emphasis"><text:span text:style-name="T26">Installer Git :</text:span></text:span></text:p>
      <text:p text:style-name="P29"><text:span text:style-name="Emphasis"><text:span text:style-name="T59">sudo apt-get update</text:span></text:span></text:p>
      <text:p text:style-name="P32">sudo apt-get install git</text:p>
      <text:p text:style-name="P31"><text:span text:style-name="T72">sudo </text:span><text:span text:style-name="T71">git config --global user.name "</text:span><text:span text:style-name="T73">Your Name</text:span><text:span text:style-name="T71">" </text:span></text:p>
      <text:p text:style-name="P31"><text:span text:style-name="T72">sudo </text:span><text:span text:style-name="T71">git config --global user.email "</text:span><text:span text:style-name="T73">youremail@domain.com</text:span><text:span text:style-name="T71">"</text:span></text:p>
      <text:p text:style-name="P3"><text:span text:style-name="Emphasis"><text:span text:style-name="T26">Installer les </text:span></text:span><text:span text:style-name="Emphasis"><text:span text:style-name="T28">dépendances</text:span></text:span><text:span text:style-name="Emphasis"><text:span text:style-name="T26"> PHP pour Laravel :</text:span></text:span></text:p>
      <text:p text:style-name="P24"><text:span text:style-name="Emphasis"><text:span text:style-name="T17">sudo </text:span></text:span><text:span text:style-name="Emphasis"><text:span text:style-name="Source_20_Text"><text:span text:style-name="T17">apt </text:span></text:span></text:span><text:span text:style-name="Emphasis"><text:span text:style-name="Source_20_Text"><text:span text:style-name="T22">install</text:span></text:span></text:span><text:span text:style-name="Emphasis"><text:span text:style-name="Source_20_Text"><text:span text:style-name="T17"> php7.</text:span></text:span></text:span><text:span text:style-name="Emphasis"><text:span text:style-name="Source_20_Text"><text:span text:style-name="T20">2</text:span></text:span></text:span><text:span text:style-name="Emphasis"><text:span text:style-name="Source_20_Text"><text:span text:style-name="T17">-xml php7.</text:span></text:span></text:span><text:span text:style-name="Emphasis"><text:span text:style-name="Source_20_Text"><text:span text:style-name="T20">2</text:span></text:span></text:span><text:span text:style-name="Emphasis"><text:span text:style-name="Source_20_Text"><text:span text:style-name="T17">-mbstring php7.</text:span></text:span></text:span><text:span text:style-name="Emphasis"><text:span text:style-name="Source_20_Text"><text:span text:style-name="T20">2</text:span></text:span></text:span><text:span text:style-name="Emphasis"><text:span text:style-name="Source_20_Text"><text:span text:style-name="T17">-mysql php7.</text:span></text:span></text:span><text:span text:style-name="Emphasis"><text:span text:style-name="Source_20_Text"><text:span text:style-name="T20">2</text:span></text:span></text:span><text:span text:style-name="Emphasis"><text:span text:style-name="Source_20_Text"><text:span text:style-name="T17">-json php7.</text:span></text:span></text:span><text:span text:style-name="Emphasis"><text:span text:style-name="Source_20_Text"><text:span text:style-name="T20">2</text:span></text:span></text:span><text:span text:style-name="Emphasis"><text:span text:style-name="Source_20_Text"><text:span text:style-name="T17">-curl php7.</text:span></text:span></text:span><text:span text:style-name="Emphasis"><text:span text:style-name="Source_20_Text"><text:span text:style-name="T20">2</text:span></text:span></text:span><text:span text:style-name="Emphasis"><text:span text:style-name="Source_20_Text"><text:span text:style-name="T17">-cli php7.</text:span></text:span></text:span><text:span text:style-name="Emphasis"><text:span text:style-name="Source_20_Text"><text:span text:style-name="T20">2</text:span></text:span></text:span><text:span text:style-name="Emphasis"><text:span text:style-name="Source_20_Text"><text:span text:style-name="T17">-common php7.1-mcrypt php7.</text:span></text:span></text:span><text:span text:style-name="Emphasis"><text:span text:style-name="Source_20_Text"><text:span text:style-name="T20">2</text:span></text:span></text:span><text:span text:style-name="Emphasis"><text:span text:style-name="Source_20_Text"><text:span text:style-name="T17">-gd php7.</text:span></text:span></text:span><text:span text:style-name="Emphasis"><text:span text:style-name="Source_20_Text"><text:span text:style-name="T20">2</text:span></text:span></text:span><text:span text:style-name="Emphasis"><text:span text:style-name="Source_20_Text"><text:span text:style-name="T17">-zip</text:span></text:span></text:span></text:p>
      <text:p text:style-name="P3"><text:span text:style-name="Emphasis"><text:span text:style-name="T2"/></text:span></text:p>
      <text:p text:style-name="P3"><text:span text:style-name="Emphasis"><text:span text:style-name="T26">Installer Composer :</text:span></text:span></text:p>
      <text:p text:style-name="P25">php -r "copy('https://getcomposer.org/installer', 'composer-setup.php');"</text:p>
      <text:p text:style-name="P33"><text:line-break/><text:span text:style-name="T77">php -r "if (hash_file('SHA384', 'composer-setup.php') === '544e09ee996cdf60ece3804abc52599c22b1f40f4323403c44d44fdfdd586475ca9813a858088ffbc1f233e9b180f061') { echo 'Installer verified'; } else { echo 'Installer corrupt'; unlink('composer-setup.php'); } echo PHP_EOL;"</text:span></text:p>
      <text:p text:style-name="P34">php composer-setup.php</text:p>
      <text:p text:style-name="P26">php -r "unlink('composer-setup.php');"</text:p>
      <text:p text:style-name="P27"><text:span text:style-name="Emphasis"><text:span text:style-name="T6">sudo </text:span></text:span><text:span text:style-name="Source_20_Text"><text:span text:style-name="T18">mv composer.phar /usr/bin/composer</text:span></text:span></text:p>
      <text:p text:style-name="P3"><text:span text:style-name="Emphasis"><text:span text:style-name="T26">Faire un Git clone :</text:span></text:span></text:p>
      <text:p text:style-name="P3"><text:span text:style-name="Emphasis"><text:span text:style-name="T2"><text:tab/></text:span></text:span><text:span text:style-name="Emphasis"><text:span text:style-name="T8">sudo </text:span></text:span><text:span text:style-name="Emphasis"><text:span text:style-name="T59">git clone </text:span></text:span><text:span text:style-name="Emphasis"><text:span text:style-name="T74">https://github.com/git/git.git</text:span></text:span><text:span text:style-name="Emphasis"><text:span text:style-name="T2"> </text:span></text:span></text:p>
      <text:p text:style-name="P3"><text:span text:style-name="Emphasis"><text:span text:style-name="T26">Faire un Composer install :</text:span></text:span></text:p>
      <text:p text:style-name="P3"><text:span text:style-name="Emphasis"><text:span text:style-name="T2"><text:tab/></text:span></text:span><text:span text:style-name="Emphasis"><text:span text:style-name="T6">sudo composer install</text:span></text:span></text:p>
      <text:p text:style-name="P3"><text:span text:style-name="Emphasis"><text:span text:style-name="T26">Copier le fichier .env.example en .env :</text:span></text:span></text:p>
      <text:p text:style-name="P3"><text:span text:style-name="Emphasis"><text:span text:style-name="T2"><text:tab/>sudo cp .env.example .env</text:span></text:span></text:p>
      <text:p text:style-name="P3"><text:span text:style-name="Emphasis"><text:span text:style-name="T2"><text:tab/></text:span></text:span><text:span text:style-name="Emphasis"><text:span text:style-name="T6">sudo nano .env (pour </text:span></text:span><text:span text:style-name="Emphasis"><text:span text:style-name="T9">pouvoir </text:span></text:span><text:span text:style-name="Emphasis"><text:span text:style-name="T6">modifier </text:span></text:span><text:span text:style-name="Emphasis"><text:span text:style-name="T9">le nom de la BDD, user et password</text:span></text:span><text:span text:style-name="Emphasis"><text:span text:style-name="T6">)</text:span></text:span></text:p>
      <text:p text:style-name="P4"><text:span text:style-name="Emphasis"><text:span text:style-name="T29">Modifier la route dans le fichier sites-available :</text:span></text:span></text:p>
      <text:p text:style-name="P28"><text:span text:style-name="Emphasis"><text:span text:style-name="T60">sudo nano /etc/nginx/sites-available/default</text:span></text:span></text:p>
      <text:p text:style-name="P35"><text:span text:style-name="Emphasis"><text:span text:style-name="T6">(</text:span></text:span><text:span text:style-name="Emphasis"><text:span text:style-name="Source_20_Text"><text:span text:style-name="T18">DocumentRoot "/var/www/html/laravel/public"</text:span></text:span></text:span><text:span text:style-name="Emphasis"><text:span text:style-name="Source_20_Text"><text:span text:style-name="T21">)</text:span></text:span></text:span></text:p>
      <text:p text:style-name="P35"><text:span text:style-name="Source_20_Text"><text:span text:style-name="T21">sudo service nginx restart</text:span></text:span></text:p>
      <text:p text:style-name="P4"><text:soft-page-break/><text:span text:style-name="Emphasis"><text:span text:style-name="T29">Faire un Key generate dans le projet :</text:span></text:span></text:p>
      <text:p text:style-name="P4"><text:span text:style-name="Emphasis"><text:span text:style-name="T3"><text:tab/></text:span></text:span><text:span text:style-name="Emphasis"><text:span text:style-name="T7">sudo php artisan key:generate</text:span></text:span></text:p>
      <text:p text:style-name="P4"><text:span text:style-name="Emphasis"><text:span text:style-name="T50">Changer les droits pour les dossiers www et storage :</text:span></text:span><text:span text:style-name="Emphasis"><text:span text:style-name="T37"> </text:span></text:span></text:p>
      <text:p text:style-name="P4"><text:span text:style-name="Emphasis"><text:span text:style-name="T37"><text:tab/>sudo chgrp -R www-data storage bootstrap/cache (dans /seecretspot)</text:span></text:span></text:p>
      <text:p text:style-name="P4"><text:span text:style-name="Emphasis"><text:span text:style-name="T37"><text:tab/>sudo chmod -R ug+rwx storage bootstrap/cache</text:span></text:span></text:p>
      <text:p text:style-name="P4"><text:span text:style-name="Emphasis"><text:span text:style-name="T37"><text:tab/>sudo chown www-data:www-data www (dans /var)</text:span></text:span></text:p>
      <text:p text:style-name="P9"><text:span text:style-name="Emphasis"><text:span text:style-name="T56">Créer</text:span></text:span><text:span text:style-name="Emphasis"><text:span text:style-name="T51"> un raccourci du dossier storage dans le dossier public :</text:span></text:span></text:p>
      <text:p text:style-name="P9"><text:span text:style-name="Emphasis"><text:span text:style-name="T42"><text:tab/>sudo php artisan storage:link</text:span></text:span></text:p>
      <text:p text:style-name="P7"><text:span text:style-name="Emphasis"><text:span text:style-name="T52">Changer la location de la route dans le fichier sites-available :</text:span></text:span></text:p>
      <text:p text:style-name="P30"><text:span text:style-name="Emphasis"><text:span text:style-name="T38">location / {</text:span></text:span></text:p>
      <text:p text:style-name="P38"><text:span text:style-name="Emphasis"><text:span text:style-name="T38">root /</text:span></text:span><text:span text:style-name="Emphasis"><text:span text:style-name="T39">var</text:span></text:span><text:span text:style-name="Emphasis"><text:span text:style-name="T38">/www/html/seecretspot/</text:span></text:span><text:span text:style-name="Emphasis"><text:span text:style-name="T39">public</text:span></text:span><text:span text:style-name="Emphasis"><text:span text:style-name="T38">;</text:span></text:span></text:p>
      <text:p text:style-name="P39"><text:span text:style-name="Emphasis"><text:span text:style-name="T38">index index.php index.html index.htm;</text:span></text:span></text:p>
      <text:p text:style-name="P39"><text:span text:style-name="Emphasis"><text:span text:style-name="T38">try_files $uri $uri/ /index.php$is_args$args; }</text:span></text:span></text:p>
      <text:p text:style-name="P20"><text:span text:style-name="Emphasis"><text:span text:style-name="T57">Créer la BDD pour le projet sur MySQL :</text:span></text:span></text:p>
      <text:p text:style-name="P20"><text:span text:style-name="Emphasis"><text:span text:style-name="T43"><text:tab/>mysql -u user -p password</text:span></text:span></text:p>
      <text:p text:style-name="P20"><text:span text:style-name="Emphasis"><text:span text:style-name="T43"><text:tab/>CREATE DATABASE name ;</text:span></text:span></text:p>
      <text:p text:style-name="P20"><text:span text:style-name="Emphasis"><text:span text:style-name="T43"><text:tab/>SHOW DATABASES ; </text:span></text:span><text:span text:style-name="Emphasis"><text:span text:style-name="T44">(voir les BDD)</text:span></text:span></text:p>
      <text:p text:style-name="P20"><text:span text:style-name="Emphasis"><text:span text:style-name="T43"><text:tab/>USE databasename ; </text:span></text:span><text:span text:style-name="Emphasis"><text:span text:style-name="T44">(Utiliser une BDD)</text:span></text:span></text:p>
      <text:p text:style-name="P20"><text:span text:style-name="Emphasis"><text:span text:style-name="T43"><text:tab/>SHOW TABLES ; </text:span></text:span><text:span text:style-name="Emphasis"><text:span text:style-name="T44">(voir les tables de la BDD utilisées)</text:span></text:span></text:p>
      <text:p text:style-name="P8"><text:span text:style-name="Emphasis"><text:span text:style-name="T49">Faire une migration des tables dans la base de données :</text:span></text:span></text:p>
      <text:p text:style-name="P8"><text:span text:style-name="Emphasis"><text:span text:style-name="T40"><text:tab/></text:span></text:span><text:span text:style-name="Emphasis"><text:span text:style-name="T41">sudo </text:span></text:span><text:span text:style-name="Emphasis"><text:span text:style-name="T40">php artisan migrate</text:span></text:span></text:p>
      <text:p text:style-name="P11"><text:span text:style-name="Emphasis"><text:span text:style-name="T55">Avoir une 2ème version du projet sur le serveur :</text:span></text:span></text:p>
      <text:p text:style-name="P11"><text:span text:style-name="Emphasis"><text:span text:style-name="T47"><text:tab/>sudo cp </text:span></text:span><text:span text:style-name="Emphasis"><text:span text:style-name="T64">/etc/nginx/sites-available/default /etc/nginx/sites-available/</text:span></text:span><text:span text:style-name="Emphasis"><text:span text:style-name="T65">new</text:span></text:span></text:p>
      <text:p text:style-name="P11"><text:span text:style-name="Emphasis"><text:span text:style-name="T65"><text:tab/></text:span></text:span><text:span text:style-name="Emphasis"><text:span text:style-name="T47">sudo nano </text:span></text:span><text:span text:style-name="Emphasis"><text:span text:style-name="T64">/etc/nginx/sites-available/</text:span></text:span><text:span text:style-name="Emphasis"><text:span text:style-name="T65">new (changer le port et la root)</text:span></text:span></text:p>
      <text:p text:style-name="P11"><text:span text:style-name="Emphasis"><text:span text:style-name="T65"><text:tab/>sudo ln -s </text:span></text:span><text:span text:style-name="Emphasis"><text:span text:style-name="T64">/etc/nginx/sites-available/</text:span></text:span><text:span text:style-name="Emphasis"><text:span text:style-name="T65">new </text:span></text:span><text:span text:style-name="Emphasis"><text:span text:style-name="T64">/etc/nginx/sites-</text:span></text:span><text:span text:style-name="Emphasis"><text:span text:style-name="T65">en</text:span></text:span><text:span text:style-name="Emphasis"><text:span text:style-name="T64">able/ </text:span></text:span><text:span text:style-name="Emphasis"><text:span text:style-name="T65">(lien symbolique)</text:span></text:span></text:p>
      <text:p text:style-name="P13"><text:span text:style-name="Emphasis"><text:span text:style-name="T70">S’il y a le moindre problème, regarder les errors log :</text:span></text:span></text:p>
      <text:p text:style-name="P13"><text:span text:style-name="Emphasis"><text:span text:style-name="T66"><text:tab/>cat </text:span></text:span><text:span text:style-name="Emphasis"><text:span text:style-name="T64">/</text:span></text:span><text:span text:style-name="Emphasis"><text:span text:style-name="T66">var</text:span></text:span><text:span text:style-name="Emphasis"><text:span text:style-name="T64">/</text:span></text:span><text:span text:style-name="Emphasis"><text:span text:style-name="T66">log</text:span></text:span><text:span text:style-name="Emphasis"><text:span text:style-name="T64">/</text:span></text:span><text:span text:style-name="Emphasis"><text:span text:style-name="T66">nging</text:span></text:span><text:span text:style-name="Emphasis"><text:span text:style-name="T64">/</text:span></text:span><text:span text:style-name="Emphasis"><text:span text:style-name="T66">error.log</text:span></text:span></text:p>
      <text:p text:style-name="P8"><text:span text:style-name="Emphasis"><text:span text:style-name="T40"/></text:span></text:p>
      <text:p text:style-name="P4"><text:span text:style-name="Emphasis"><text:span text:style-name="T3"/></text:span></text:p>
      <text:p text:style-name="P2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6:02:24.777000000</meta:creation-date>
    <dc:date>2018-03-22T11:35:22.477000000</dc:date>
    <meta:editing-duration>PT2H30M52S</meta:editing-duration>
    <meta:editing-cycles>12</meta:editing-cycles>
    <meta:generator>LibreOffice/5.4.3.2$Windows_X86_64 LibreOffice_project/92a7159f7e4af62137622921e809f8546db437e5</meta:generator>
    <meta:document-statistic meta:table-count="0" meta:image-count="0" meta:object-count="0" meta:page-count="4" meta:paragraph-count="89" meta:word-count="671" meta:character-count="4930" meta:non-whitespace-character-count="4296"/>
  </office:meta>
</office:document-meta>
</file>